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7.34mm" svg:height="120.14mm" svg:x="201.71mm" svg:y="34.98mm">
            <draw:object draw:notify-on-update-of-ranges="Sheet1.D2:Sheet1.D41 Sheet1.D1:Sheet1.D1 Sheet1.E2:Sheet1.E41 Sheet1.A1:Sheet1.A1 Sheet1.B2:Sheet1.B41 Sheet1.A2:Sheet1.A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ax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Avg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04" calcext:value-type="float">
            <text:p>0.46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625" calcext:value-type="float">
            <text:p>0.4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96" calcext:value-type="float">
            <text:p>0.59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94" calcext:value-type="float">
            <text:p>0.66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654" calcext:value-type="float">
            <text:p>0.56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043" calcext:value-type="float">
            <text:p>0.70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389" calcext:value-type="float">
            <text:p>0.63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011" calcext:value-type="float">
            <text:p>0.70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81" calcext:value-type="float">
            <text:p>0.6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79" calcext:value-type="float">
            <text:p>0.717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186" calcext:value-type="float">
            <text:p>0.71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212" calcext:value-type="float">
            <text:p>0.72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404" calcext:value-type="float">
            <text:p>0.74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86" calcext:value-type="float">
            <text:p>0.76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845" calcext:value-type="float">
            <text:p>0.78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888" calcext:value-type="float">
            <text:p>0.78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685" calcext:value-type="float">
            <text:p>0.76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722" calcext:value-type="float">
            <text:p>0.77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902" calcext:value-type="float">
            <text:p>0.79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7837" calcext:value-type="float">
            <text:p>0.78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685" calcext:value-type="float">
            <text:p>0.768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685" calcext:value-type="float">
            <text:p>0.76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162" calcext:value-type="float">
            <text:p>0.8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34" calcext:value-type="float">
            <text:p>0.75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7789" calcext:value-type="float">
            <text:p>0.77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149" calcext:value-type="float">
            <text:p>0.81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894" calcext:value-type="float">
            <text:p>0.68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49" calcext:value-type="float">
            <text:p>0.81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7959" calcext:value-type="float">
            <text:p>0.79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928" calcext:value-type="float">
            <text:p>0.79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7857" calcext:value-type="float">
            <text:p>0.78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053" calcext:value-type="float">
            <text:p>0.805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7892" calcext:value-type="float">
            <text:p>0.78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77" calcext:value-type="float">
            <text:p>0.81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242" calcext:value-type="float">
            <text:p>0.82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076" calcext:value-type="float">
            <text:p>0.807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8352" calcext:value-type="float">
            <text:p>0.83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076" calcext:value-type="float">
            <text:p>0.807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7875" calcext:value-type="float">
            <text:p>0.78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222" calcext:value-type="float">
            <text:p>0.822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339" calcext:value-type="float">
            <text:p>0.833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8193" calcext:value-type="float">
            <text:p>0.81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304" calcext:value-type="float">
            <text:p>0.830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065" calcext:value-type="float">
            <text:p>0.80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248" calcext:value-type="float">
            <text:p>0.824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8066" calcext:value-type="float">
            <text:p>0.80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493" calcext:value-type="float">
            <text:p>0.849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8546" calcext:value-type="float">
            <text:p>0.85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345" calcext:value-type="float">
            <text:p>0.834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8127" calcext:value-type="float">
            <text:p>0.81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575" calcext:value-type="float">
            <text:p>0.857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696" calcext:value-type="float">
            <text:p>0.76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539" calcext:value-type="float">
            <text:p>0.853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269" calcext:value-type="float">
            <text:p>0.82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331" calcext:value-type="float">
            <text:p>0.833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8292" calcext:value-type="float">
            <text:p>0.82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489" calcext:value-type="float">
            <text:p>0.848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8372" calcext:value-type="float">
            <text:p>0.83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04" calcext:value-type="float">
            <text:p>0.850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459" calcext:value-type="float">
            <text:p>0.845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758" calcext:value-type="float">
            <text:p>0.87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432" calcext:value-type="float">
            <text:p>0.843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8832" calcext:value-type="float">
            <text:p>0.88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822" calcext:value-type="float">
            <text:p>0.8822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2" office:value-type="float" office:value="0.8834" calcext:value-type="float">
            <text:p>0.88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783" calcext:value-type="float">
            <text:p>0.878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689" calcext:value-type="float">
            <text:p>0.86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float" office:value="0.885" calcext:value-type="float">
            <text:p>0.88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823" calcext:value-type="float">
            <text:p>0.88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78" calcext:value-type="float">
            <text:p>0.87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726" calcext:value-type="float">
            <text:p>0.87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823" calcext:value-type="float">
            <text:p>0.88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642" calcext:value-type="float">
            <text:p>0.86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88.34" calcext:value-type="float">
            <text:p>88.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</text:p>
          </table:table-cell>
          <table:table-cell table:formula="of:=100-[.E42]" office:value-type="float" office:value="11.66" calcext:value-type="float">
            <text:p>11.66</text:p>
          </table:table-cell>
        </table:table-row>
        <table:table-row table:style-name="ro1">
          <table:table-cell office:value-type="string" calcext:value-type="string">
            <text:p>257,218 Params</text:p>
          </table:table-cell>
          <table:table-cell office:value-type="float" office:value="88.5" calcext:value-type="float">
            <text:p>88.5</text:p>
          </table:table-cell>
          <table:table-cell/>
          <table:table-cell office:value-type="string" calcext:value-type="string">
            <text:p>257,218 Params</text:p>
          </table:table-cell>
          <table:table-cell/>
        </table:table-row>
        <table:table-row table:style-name="ro1">
          <table:table-cell office:value-type="string" calcext:value-type="string">
            <text:p>Epoch Time: 123s</text:p>
          </table:table-cell>
          <table:table-cell table:formula="of:=100-[.B44]" office:value-type="float" office:value="11.5" calcext:value-type="float">
            <text:p>11.5</text:p>
          </table:table-cell>
          <table:table-cell/>
          <table:table-cell office:value-type="string" calcext:value-type="string">
            <text:p>Epoch Time: 123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5:30:20.558291470</meta:creation-date>
    <dc:date>2018-04-11T19:54:42.535614472</dc:date>
    <meta:editing-duration>PT2H36M17S</meta:editing-duration>
    <meta:editing-cycles>2</meta:editing-cycles>
    <meta:generator>LibreOffice/5.4.5.1$Linux_X86_64 LibreOffice_project/40m0$Build-1</meta:generator>
    <meta:document-statistic meta:table-count="1" meta:cell-count="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0e0e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35cm" svg:height="12.015cm" xlink:href=".." xlink:type="simple" chart:class="chart:scatter" chart:style-name="ch1">
        <chart:title svg:x="5.976cm" svg:y="0.376cm" chart:style-name="ch2">
          <text:p>Average pooling vs. Max. Pooling</text:p>
        </chart:title>
        <chart:legend chart:legend-position="end" svg:x="16.73cm" svg:y="5.459cm" style:legend-expansion="high" chart:style-name="ch3"/>
        <chart:plot-area chart:style-name="ch4" table:cell-range-address="Sheet1.D1:Sheet1.D41 Sheet1.E2:Sheet1.E41 Sheet1.A1:Sheet1.A1 Sheet1.B2:Sheet1.B41" chart:data-source-has-labels="row" svg:x="1.385cm" svg:y="1.395cm" svg:width="14.971cm" svg:height="9.399cm">
          <chartooo:coordinate-region svg:x="2.112cm" svg:y="1.594cm" svg:width="14.057cm" svg:height="8.553cm"/>
          <chart:axis chart:dimension="x" chart:name="primary-x" chart:style-name="ch5">
            <chart:title svg:x="8.35cm" svg:y="11.034cm" chart:style-name="ch6">
              <text:p>Epoch</text:p>
            </chart:title>
          </chart:axis>
          <chart:axis chart:dimension="y" chart:name="primary-y" chart:style-name="ch5">
            <chart:title svg:x="0.451cm" svg:y="7.58cm" chart:style-name="ch7">
              <text:p>Validation Accuracy</text:p>
            </chart:title>
            <chart:grid chart:style-name="ch8" chart:class="major"/>
          </chart:axis>
          <chart:series chart:style-name="ch9" chart:values-cell-range-address="Sheet1.E2:Sheet1.E41" chart:label-cell-address="Sheet1.D1:Sheet1.D1" chart:class="chart:scatter">
            <chart:domain table:cell-range-address="Sheet1.D2:Sheet1.D41"/>
            <chart:data-point chart:repeated="40"/>
          </chart:series>
          <chart:series chart:style-name="ch10" chart:values-cell-range-address="Sheet1.B2:Sheet1.B41" chart:label-cell-address="Sheet1.A1:Sheet1.A1" chart:class="chart:scatter">
            <chart:domain table:cell-range-address="Sheet1.A2:Sheet1.A4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vg</text:p>
                <draw:g>
                  <svg:desc>Sheet1.D1:Sheet1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ax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:Sheet1.D41</svg:desc>
                </draw:g>
              </table:table-cell>
              <table:table-cell office:value-type="float" office:value="0.4625">
                <text:p>0.4625</text:p>
                <draw:g>
                  <svg:desc>Sheet1.E2:Sheet1.E41</svg:desc>
                </draw:g>
              </table:table-cell>
              <table:table-cell office:value-type="float" office:value="1">
                <text:p>1</text:p>
                <draw:g>
                  <svg:desc>Sheet1.A2:Sheet1.A41</svg:desc>
                </draw:g>
              </table:table-cell>
              <table:table-cell office:value-type="float" office:value="0.4604">
                <text:p>0.4604</text:p>
                <draw:g>
                  <svg:desc>Sheet1.B2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11">
                <text:p>0.611</text:p>
              </table:table-cell>
              <table:table-cell office:value-type="float" office:value="2">
                <text:p>2</text:p>
              </table:table-cell>
              <table:table-cell office:value-type="float" office:value="0.5996">
                <text:p>0.5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654">
                <text:p>0.5654</text:p>
              </table:table-cell>
              <table:table-cell office:value-type="float" office:value="3">
                <text:p>3</text:p>
              </table:table-cell>
              <table:table-cell office:value-type="float" office:value="0.6694">
                <text:p>0.6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389">
                <text:p>0.6389</text:p>
              </table:table-cell>
              <table:table-cell office:value-type="float" office:value="4">
                <text:p>4</text:p>
              </table:table-cell>
              <table:table-cell office:value-type="float" office:value="0.7043">
                <text:p>0.7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81">
                <text:p>0.681</text:p>
              </table:table-cell>
              <table:table-cell office:value-type="float" office:value="5">
                <text:p>5</text:p>
              </table:table-cell>
              <table:table-cell office:value-type="float" office:value="0.7011">
                <text:p>0.7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186">
                <text:p>0.7186</text:p>
              </table:table-cell>
              <table:table-cell office:value-type="float" office:value="6">
                <text:p>6</text:p>
              </table:table-cell>
              <table:table-cell office:value-type="float" office:value="0.7179">
                <text:p>0.7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404">
                <text:p>0.7404</text:p>
              </table:table-cell>
              <table:table-cell office:value-type="float" office:value="7">
                <text:p>7</text:p>
              </table:table-cell>
              <table:table-cell office:value-type="float" office:value="0.7212">
                <text:p>0.7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25">
                <text:p>0.725</text:p>
              </table:table-cell>
              <table:table-cell office:value-type="float" office:value="8">
                <text:p>8</text:p>
              </table:table-cell>
              <table:table-cell office:value-type="float" office:value="0.7686">
                <text:p>0.76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888">
                <text:p>0.7888</text:p>
              </table:table-cell>
              <table:table-cell office:value-type="float" office:value="9">
                <text:p>9</text:p>
              </table:table-cell>
              <table:table-cell office:value-type="float" office:value="0.7845">
                <text:p>0.7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86">
                <text:p>0.786</text:p>
              </table:table-cell>
              <table:table-cell office:value-type="float" office:value="10">
                <text:p>10</text:p>
              </table:table-cell>
              <table:table-cell office:value-type="float" office:value="0.7685">
                <text:p>0.76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32">
                <text:p>0.732</text:p>
              </table:table-cell>
              <table:table-cell office:value-type="float" office:value="11">
                <text:p>11</text:p>
              </table:table-cell>
              <table:table-cell office:value-type="float" office:value="0.7722">
                <text:p>0.7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837">
                <text:p>0.7837</text:p>
              </table:table-cell>
              <table:table-cell office:value-type="float" office:value="12">
                <text:p>12</text:p>
              </table:table-cell>
              <table:table-cell office:value-type="float" office:value="0.7902">
                <text:p>0.7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06">
                <text:p>0.806</text:p>
              </table:table-cell>
              <table:table-cell office:value-type="float" office:value="13">
                <text:p>13</text:p>
              </table:table-cell>
              <table:table-cell office:value-type="float" office:value="0.7685">
                <text:p>0.76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162">
                <text:p>0.8162</text:p>
              </table:table-cell>
              <table:table-cell office:value-type="float" office:value="14">
                <text:p>14</text:p>
              </table:table-cell>
              <table:table-cell office:value-type="float" office:value="0.7685">
                <text:p>0.7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789">
                <text:p>0.7789</text:p>
              </table:table-cell>
              <table:table-cell office:value-type="float" office:value="15">
                <text:p>15</text:p>
              </table:table-cell>
              <table:table-cell office:value-type="float" office:value="0.7534">
                <text:p>0.75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894">
                <text:p>0.6894</text:p>
              </table:table-cell>
              <table:table-cell office:value-type="float" office:value="16">
                <text:p>16</text:p>
              </table:table-cell>
              <table:table-cell office:value-type="float" office:value="0.8149">
                <text:p>0.8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959">
                <text:p>0.7959</text:p>
              </table:table-cell>
              <table:table-cell office:value-type="float" office:value="17">
                <text:p>17</text:p>
              </table:table-cell>
              <table:table-cell office:value-type="float" office:value="0.8149">
                <text:p>0.8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857">
                <text:p>0.7857</text:p>
              </table:table-cell>
              <table:table-cell office:value-type="float" office:value="18">
                <text:p>18</text:p>
              </table:table-cell>
              <table:table-cell office:value-type="float" office:value="0.7928">
                <text:p>0.7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892">
                <text:p>0.7892</text:p>
              </table:table-cell>
              <table:table-cell office:value-type="float" office:value="19">
                <text:p>19</text:p>
              </table:table-cell>
              <table:table-cell office:value-type="float" office:value="0.8053">
                <text:p>0.8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242">
                <text:p>0.8242</text:p>
              </table:table-cell>
              <table:table-cell office:value-type="float" office:value="20">
                <text:p>20</text:p>
              </table:table-cell>
              <table:table-cell office:value-type="float" office:value="0.8177">
                <text:p>0.8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352">
                <text:p>0.8352</text:p>
              </table:table-cell>
              <table:table-cell office:value-type="float" office:value="21">
                <text:p>21</text:p>
              </table:table-cell>
              <table:table-cell office:value-type="float" office:value="0.8076">
                <text:p>0.80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875">
                <text:p>0.7875</text:p>
              </table:table-cell>
              <table:table-cell office:value-type="float" office:value="22">
                <text:p>22</text:p>
              </table:table-cell>
              <table:table-cell office:value-type="float" office:value="0.8076">
                <text:p>0.8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654">
                <text:p>0.7654</text:p>
              </table:table-cell>
              <table:table-cell office:value-type="float" office:value="23">
                <text:p>23</text:p>
              </table:table-cell>
              <table:table-cell office:value-type="float" office:value="0.8222">
                <text:p>0.8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193">
                <text:p>0.8193</text:p>
              </table:table-cell>
              <table:table-cell office:value-type="float" office:value="24">
                <text:p>24</text:p>
              </table:table-cell>
              <table:table-cell office:value-type="float" office:value="0.8339">
                <text:p>0.8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065">
                <text:p>0.8065</text:p>
              </table:table-cell>
              <table:table-cell office:value-type="float" office:value="25">
                <text:p>25</text:p>
              </table:table-cell>
              <table:table-cell office:value-type="float" office:value="0.8304">
                <text:p>0.83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066">
                <text:p>0.8066</text:p>
              </table:table-cell>
              <table:table-cell office:value-type="float" office:value="26">
                <text:p>26</text:p>
              </table:table-cell>
              <table:table-cell office:value-type="float" office:value="0.8248">
                <text:p>0.82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546">
                <text:p>0.8546</text:p>
              </table:table-cell>
              <table:table-cell office:value-type="float" office:value="27">
                <text:p>27</text:p>
              </table:table-cell>
              <table:table-cell office:value-type="float" office:value="0.8493">
                <text:p>0.84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127">
                <text:p>0.8127</text:p>
              </table:table-cell>
              <table:table-cell office:value-type="float" office:value="28">
                <text:p>28</text:p>
              </table:table-cell>
              <table:table-cell office:value-type="float" office:value="0.8345">
                <text:p>0.83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7696">
                <text:p>0.7696</text:p>
              </table:table-cell>
              <table:table-cell office:value-type="float" office:value="29">
                <text:p>29</text:p>
              </table:table-cell>
              <table:table-cell office:value-type="float" office:value="0.8575">
                <text:p>0.85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269">
                <text:p>0.8269</text:p>
              </table:table-cell>
              <table:table-cell office:value-type="float" office:value="30">
                <text:p>30</text:p>
              </table:table-cell>
              <table:table-cell office:value-type="float" office:value="0.8539">
                <text:p>0.85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292">
                <text:p>0.8292</text:p>
              </table:table-cell>
              <table:table-cell office:value-type="float" office:value="31">
                <text:p>31</text:p>
              </table:table-cell>
              <table:table-cell office:value-type="float" office:value="0.8331">
                <text:p>0.83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372">
                <text:p>0.8372</text:p>
              </table:table-cell>
              <table:table-cell office:value-type="float" office:value="32">
                <text:p>32</text:p>
              </table:table-cell>
              <table:table-cell office:value-type="float" office:value="0.8489">
                <text:p>0.84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33">
                <text:p>0.833</text:p>
              </table:table-cell>
              <table:table-cell office:value-type="float" office:value="33">
                <text:p>33</text:p>
              </table:table-cell>
              <table:table-cell office:value-type="float" office:value="0.8504">
                <text:p>0.85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758">
                <text:p>0.8758</text:p>
              </table:table-cell>
              <table:table-cell office:value-type="float" office:value="34">
                <text:p>34</text:p>
              </table:table-cell>
              <table:table-cell office:value-type="float" office:value="0.8459">
                <text:p>0.84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832">
                <text:p>0.8832</text:p>
              </table:table-cell>
              <table:table-cell office:value-type="float" office:value="35">
                <text:p>35</text:p>
              </table:table-cell>
              <table:table-cell office:value-type="float" office:value="0.8432">
                <text:p>0.84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834">
                <text:p>0.8834</text:p>
              </table:table-cell>
              <table:table-cell office:value-type="float" office:value="36">
                <text:p>36</text:p>
              </table:table-cell>
              <table:table-cell office:value-type="float" office:value="0.8822">
                <text:p>0.88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689">
                <text:p>0.8689</text:p>
              </table:table-cell>
              <table:table-cell office:value-type="float" office:value="37">
                <text:p>37</text:p>
              </table:table-cell>
              <table:table-cell office:value-type="float" office:value="0.8783">
                <text:p>0.87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23">
                <text:p>0.8823</text:p>
              </table:table-cell>
              <table:table-cell office:value-type="float" office:value="38">
                <text:p>38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726">
                <text:p>0.8726</text:p>
              </table:table-cell>
              <table:table-cell office:value-type="float" office:value="39">
                <text:p>39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642">
                <text:p>0.8642</text:p>
              </table:table-cell>
              <table:table-cell office:value-type="float" office:value="40">
                <text:p>40</text:p>
              </table:table-cell>
              <table:table-cell office:value-type="float" office:value="0.8823">
                <text:p>0.8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